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247cm" style:contextual-spacing="false" fo:line-height="114%" fo:text-indent="0cm" style:auto-text-indent="false"/>
    </style:style>
    <style:style style:name="P2"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weight="bold"/>
    </style:style>
    <style:style style:name="P3"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style="italic"/>
    </style:style>
    <style:style style:name="P4" style:family="paragraph" style:parent-style-name="Heading_20_2">
      <style:paragraph-properties fo:margin-left="0cm" fo:margin-right="0cm" fo:margin-top="0cm" fo:margin-bottom="0.247cm" style:contextual-spacing="false" fo:line-height="114%" fo:text-indent="0cm" style:auto-text-indent="false"/>
    </style:style>
    <style:style style:name="P5"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6"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7"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8" style:family="paragraph" style:parent-style-name="Heading_20_4">
      <style:paragraph-properties fo:margin-left="0cm" fo:margin-right="0cm" fo:margin-top="0cm" fo:margin-bottom="0.247cm" style:contextual-spacing="false" fo:line-height="114%" fo:text-indent="0cm" style:auto-text-indent="false"/>
      <style:text-properties style:font-name="Google Sans"/>
    </style:style>
    <style:style style:name="P9"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style>
    <style:style style:name="P10"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1"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style>
    <style:style style:name="P12"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3"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4"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style>
    <style:style style:name="P15"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style>
    <style:style style:name="P16"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7" style:family="paragraph" style:parent-style-name="Text_20_body">
      <style:text-properties fo:font-weight="bold"/>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Heading_20_2">
      <style:text-properties style:font-name="Google Sans"/>
    </style:style>
    <style:style style:name="P22" style:family="paragraph" style:parent-style-name="Text_20_body">
      <style:paragraph-properties fo:margin-left="0cm" fo:margin-right="0cm" fo:margin-top="0cm" fo:margin-bottom="0.247cm" style:contextual-spacing="false" fo:line-height="114%" fo:text-indent="0cm" style:auto-text-indent="false"/>
    </style:style>
    <style:style style:name="P23"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style>
    <style:style style:name="P24" style:family="paragraph" style:parent-style-name="Heading_20_2">
      <style:paragraph-properties fo:margin-left="0cm" fo:margin-right="0cm" fo:margin-top="0cm" fo:margin-bottom="0.247cm" style:contextual-spacing="false" fo:line-height="114%" fo:text-indent="0cm" style:auto-text-indent="false"/>
      <style:text-properties style:font-name="Google Sans"/>
    </style:style>
    <style:style style:name="P25"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6"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style>
    <style:style style:name="P27"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T1" style:family="text">
      <style:text-properties style:font-name="Google Sans"/>
    </style:style>
    <style:style style:name="T2" style:family="text">
      <style:text-properties fo:font-weight="bold"/>
    </style:style>
    <style:style style:name="T3" style:family="text">
      <style:text-properties fo:font-style="italic"/>
    </style:style>
    <style:style style:name="T4" style:family="text">
      <style:text-properties style:font-name="Google Sans Text" fo:font-weight="bold"/>
    </style:style>
    <style:style style:name="T5" style:family="text">
      <style:text-properties style:font-name="Google Sans Text"/>
    </style:style>
    <style:style style:name="T6" style:family="text">
      <style:text-properties style:font-name="Google Sans Text" fo:font-style="italic"/>
    </style:style>
    <style:style style:name="T7" style:family="text">
      <style:text-properties fo:font-style="italic"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span text:style-name="T1">Proyecto: "SmartHost Analytics: Tasador Turístico Multimodal"</text:span></text:h>
      <text:p text:style-name="P2">El "Elevator Pitch" (Para tu presentación/entrevistas):</text:p>
      <text:p text:style-name="P3">SmartHost Analytics es una herramienta de Inteligencia Artificial diseñada para inversores inmobiliarios en Málaga. Utilizando redes neuronales multimodales, el sistema no solo calcula el precio base de mercado de un apartamento turístico según sus características físicas, sino que evalúa el "atractivo visual" de su foto de portada para predecir cómo la estética impactará en los ingresos finales. Esto permite a los inversores simular el Retorno de Inversión (ROI) de posibles reformas antes de gastar un solo euro.</text:p>
      <text:h text:style-name="P4" text:outline-level="2">🧠 <text:span text:style-name="T1">Arquitectura del Sistema (Los Dos Modos)</text:span></text:h>
      <text:p text:style-name="P2">Modo 1: El Tasador Base (Solo Datos Tabulares)</text:p>
      <text:list text:style-name="L1">
        <text:list-item>
          <text:p text:style-name="P5"><text:span text:style-name="T2">Entrada:</text:span> Características del piso (Barrio, Habitaciones, Baños, Servicios/Amenities, Nota media de reviews).</text:p>
        </text:list-item>
        <text:list-item>
          <text:p text:style-name="P5"><text:span text:style-name="T2">El Modelo:</text:span> Una Red Neuronal Densa (MLP) en Keras o un modelo de <text:span text:style-name="T3">Machine Learning</text:span> clásico (Random Forest/XGBoost).</text:p>
        </text:list-item>
        <text:list-item>
          <text:p text:style-name="P5"><text:span text:style-name="T2">Salida:</text:span> Precio Medio de Mercado. (Ej: <text:span text:style-name="T3">"Un piso con estas características en Málaga cobra 85€/noche"</text:span>). Sirve como <text:span text:style-name="T3">benchmark</text:span> o base comparativa.</text:p>
        </text:list-item>
      </text:list>
      <text:p text:style-name="P2">Modo 2: El Tasador Estético (Multimodal: Fusión Datos + Imagen)</text:p>
      <text:list text:style-name="L2">
        <text:list-item>
          <text:p text:style-name="P6"><text:span text:style-name="T2">Entrada A:</text:span> La foto de portada del piso (Subida por el usuario o foto de inspiración de Pinterest/IKEA).</text:p>
        </text:list-item>
        <text:list-item>
          <text:p text:style-name="P6"><text:span text:style-name="T2">Entrada B:</text:span> Las mismas características tabulares del Modo 1.</text:p>
        </text:list-item>
        <text:list-item>
          <text:p text:style-name="P6"><text:span text:style-name="T2">El Modelo:</text:span> * <text:span text:style-name="T3">Cerebro A (CNN):</text:span> Analiza la luminosidad, mobiliario y calidad de la foto.</text:p>
          <text:list>
            <text:list-item>
              <text:p text:style-name="P6"><text:span text:style-name="T3">Cerebro B (Densa):</text:span> Procesa los números y categorías.</text:p>
            </text:list-item>
            <text:list-item>
              <text:p text:style-name="P6"><text:span text:style-name="T3">Fusión:</text:span> Capa de concatenación de Keras (API Funcional).</text:p>
            </text:list-item>
          </text:list>
        </text:list-item>
        <text:list-item>
          <text:p text:style-name="P6"><text:span text:style-name="T2">Salida:</text:span> El Precio Optimizado. (Ej: <text:span text:style-name="T3">"El mercado paga 85€, pero con esta decoración tan pobre, tu precio real será de 60€/noche"</text:span>).</text:p>
        </text:list-item>
      </text:list>
      <text:p text:style-name="Horizontal_20_Line"/>
      <text:h text:style-name="P4" text:outline-level="2">📅 <text:span text:style-name="T1">Guía de Desarrollo (Roadmap de 4 Semanas)</text:span></text:h>
      <text:p text:style-name="P7">Para que llegues a tiempo y sin agobios, aquí tienes el cronograma paso a paso.</text:p>
      <text:h text:style-name="P8" text:outline-level="4">Semana 1: Extracción, EDA y ETL (La base de todo)</text:h>
      <text:p text:style-name="P7">El objetivo de esta semana es transformar tu dataset en bruto en datos masticables para Keras.</text:p>
      <text:list text:style-name="L3">
        <text:list-item>
          <text:p text:style-name="P9"><text:soft-page-break/><text:span text:style-name="T4">Limpieza del Precio:</text:span><text:span text:style-name="T5"> La columna </text:span><text:span text:style-name="Source_20_Text"><text:span text:style-name="T5">price</text:span></text:span><text:span text:style-name="T5"> suele venir como texto (ej. </text:span><text:span text:style-name="Source_20_Text"><text:span text:style-name="T5">$1,200.50</text:span></text:span><text:span text:style-name="T5">). Tienes que hacer un pequeño script en Pandas para quitar el símbolo del dólar y las comas, y convertirlo a formato numérico (</text:span><text:span text:style-name="Source_20_Text"><text:span text:style-name="T5">float</text:span></text:span><text:span text:style-name="T5">).</text:span></text:p>
        </text:list-item>
        <text:list-item>
          <text:p text:style-name="P10"><text:span text:style-name="T2">Ingeniería de Características (Amenities):</text:span> La columna de servicios viene como una lista de texto. Extraerás los 15-20 servicios más importantes (WiFi, Aire Acondicionado, Piscina, Terraza, Ascensor) y crearás columnas binarias (1 si tiene, 0 si no).</text:p>
        </text:list-item>
        <text:list-item>
          <text:p text:style-name="P10"><text:span text:style-name="T2">Manejo de Nulos y Outliers:</text:span> Eliminar pisos con precios absurdos (ej. 10.000€/noche) o que no tengan reviews (pisos fantasma).</text:p>
        </text:list-item>
        <text:list-item>
          <text:p text:style-name="P9"><text:span text:style-name="T4">Descarga de Imágenes:</text:span><text:span text:style-name="T5"> Crear un script en Python (usando la librería </text:span><text:span text:style-name="Source_20_Text"><text:span text:style-name="T5">requests</text:span></text:span><text:span text:style-name="T5">) que lea la columna </text:span><text:span text:style-name="Source_20_Text"><text:span text:style-name="T5">picture_url</text:span></text:span><text:span text:style-name="T5"> y descargue la imagen, guardándola en una carpeta de tu PC con el nombre </text:span><text:span text:style-name="Source_20_Text"><text:span text:style-name="T5">ID_del_piso.jpg</text:span></text:span><text:span text:style-name="T5">.</text:span></text:p>
        </text:list-item>
      </text:list>
      <text:h text:style-name="P8" text:outline-level="4">Semana 2: El Modo 1 (Entrenamiento del Modelo Tabular)</text:h>
      <text:p text:style-name="P7">Antes de meter imágenes, hay que asegurar que los datos numéricos tienen sentido predictivo.</text:p>
      <text:list text:style-name="L4">
        <text:list-item>
          <text:p text:style-name="P11"><text:span text:style-name="T4">Preparación:</text:span><text:span text:style-name="T5"> Dividir tu dataset limpio en </text:span><text:span text:style-name="T6">Train</text:span><text:span text:style-name="T5"> (80%) y </text:span><text:span text:style-name="T6">Test</text:span><text:span text:style-name="T5"> (20%). Escalar las variables numéricas usando </text:span><text:span text:style-name="Source_20_Text"><text:span text:style-name="T5">StandardScaler</text:span></text:span><text:span text:style-name="T5"> o </text:span><text:span text:style-name="Source_20_Text"><text:span text:style-name="T5">MinMaxScaler</text:span></text:span><text:span text:style-name="T5"> de Scikit-Learn (las redes neuronales lo necesitan para no volverse locas).</text:span></text:p>
        </text:list-item>
        <text:list-item>
          <text:p text:style-name="P11"><text:span text:style-name="T4">Arquitectura Keras:</text:span><text:span text:style-name="T5"> Montar una Red Neuronal Densa sencilla (ej. 3 capas ocultas con activación </text:span><text:span text:style-name="Source_20_Text"><text:span text:style-name="T5">ReLU</text:span></text:span><text:span text:style-name="T5">).</text:span></text:p>
        </text:list-item>
        <text:list-item>
          <text:p text:style-name="P12"><text:span text:style-name="T2">Entrenamiento y Métrica:</text:span> Compilar el modelo para un problema de Regresión. Tu métrica a vigilar será el <text:span text:style-name="T2">MAE</text:span> (<text:span text:style-name="T3">Mean Absolute Error</text:span>). Si el MAE es de 15, significa que tu IA falla por 15€ arriba o abajo, lo cual es excelente.</text:p>
        </text:list-item>
      </text:list>
      <text:h text:style-name="P8" text:outline-level="4">Semana 3: El Modo 2 (La Fusión Multimodal)</text:h>
      <text:p text:style-name="P7">Esta es la semana fuerte y la más divertida.</text:p>
      <text:list text:style-name="L5">
        <text:list-item>
          <text:p text:style-name="P13"><text:span text:style-name="T2">Procesamiento de Imágenes:</text:span> Cargar las fotos descargadas, redimensionarlas a $224 \times 224$ píxeles y normalizarlas (/255.0).</text:p>
        </text:list-item>
        <text:list-item>
          <text:p text:style-name="P14"><text:span text:style-name="T4">Transfer Learning (CNN):</text:span><text:span text:style-name="T5"> Importar </text:span><text:span text:style-name="Source_20_Text"><text:span text:style-name="T5">MobileNetV2</text:span></text:span><text:span text:style-name="T5"> (o similar) desde </text:span><text:span text:style-name="Source_20_Text"><text:span text:style-name="T5">keras.applications</text:span></text:span><text:span text:style-name="T5">. Congelar sus capas base para no tener que entrenarla desde cero y añadirle una capa densa al final.</text:span></text:p>
        </text:list-item>
        <text:list-item>
          <text:p text:style-name="P13"><text:span text:style-name="T2">La Fusión:</text:span> Usar la API Funcional de Keras para unir la salida de tu modelo de la Semana 2 con la salida de tu CNN de la Semana 3. Entrenar la red conjunta.</text:p>
        </text:list-item>
        <text:list-item>
          <text:p text:style-name="P13"><text:span text:style-name="T2">Evaluación:</text:span> Comprobar si el MAE del Modo 2 es mejor que el del Modo 1 (es decir, demostrar matemáticamente que añadir la foto ayuda a predecir mejor el precio).</text:p>
        </text:list-item>
      </text:list>
      <text:h text:style-name="P8" text:outline-level="4">Semana 4: Lógica de Negocio y Presentación</text:h>
      <text:p text:style-name="P7">El código ya funciona, ahora toca envolverlo para regalo.</text:p>
      <text:list text:style-name="L6">
        <text:list-item>
          <text:p text:style-name="P15"><text:soft-page-break/><text:span text:style-name="T4">Cálculo de Ocupación:</text:span><text:span text:style-name="T5"> Multiplicar las </text:span><text:span text:style-name="Source_20_Text"><text:span text:style-name="T5">reviews_per_month</text:span></text:span><text:span text:style-name="T5"> de cada piso por 2, y por la estancia media, para estimar los días ocupados al año.</text:span></text:p>
        </text:list-item>
        <text:list-item>
          <text:p text:style-name="P15"><text:span text:style-name="T4">El Script de Interfaz:</text:span><text:span text:style-name="T5"> Crear un pequeño programa en consola (o usar </text:span><text:span text:style-name="Source_20_Text"><text:span text:style-name="T5">Streamlit</text:span></text:span><text:span text:style-name="T5"> si te sobra tiempo, que en 20 líneas te hace una web muy chula) donde simules ser el inversor: metes los datos de un piso imaginario, subes una foto, y te imprime el Precio Base (Modo 1), el Precio Visual (Modo 2) y los Ingresos Anuales Estimados.</text:span></text:p>
        </text:list-item>
        <text:list-item>
          <text:p text:style-name="P16"><text:span text:style-name="T2">Diapositivas:</text:span> Preparar la presentación destacando la comparación entre el potencial del mercado y la realidad visual.</text:p>
        </text:list-item>
      </text:list>
      <text:p text:style-name="Standard">------------------------------------------------------------------------------------------------------------------------</text:p>
      <text:p text:style-name="Standard"/>
      <text:p text:style-name="Standard"/>
      <text:p text:style-name="Text_20_body">El archivo <text:span text:style-name="Source_20_Text">listings.csv</text:span> que te descargas tiene absolutamente todo lo que necesitas, <text:span text:style-name="T2">incluyendo los enlaces a las fotos</text:span>.</text:p>
      <text:p text:style-name="P17">Fase 1: Preparar los Datos (ETL)</text:p>
      <text:list text:style-name="L7">
        <text:list-item>
          <text:p text:style-name="P18">Cargas el CSV con Pandas. Verás que tienes columnas como: <text:span text:style-name="Source_20_Text">price</text:span> (tu variable a predecir), <text:span text:style-name="Source_20_Text">neighborhood</text:span> (barrio), <text:span text:style-name="Source_20_Text">bedrooms</text:span> (habitaciones), <text:span text:style-name="Source_20_Text">amenities</text:span> (lista de servicios: WiFi, piscina) y una columna maravillosa llamada <text:span text:style-name="Source_20_Text">picture_url</text:span> (el enlace a la foto principal).</text:p>
        </text:list-item>
        <text:list-item>
          <text:p text:style-name="P18">Haces un script muy básico en Python que lea esa columna <text:span text:style-name="Source_20_Text">picture_url</text:span> y te descargue automáticamente la foto de cada apartamento a una carpeta en tu ordenador. (Con descargar 2.000 o 3.000 es suficiente).</text:p>
        </text:list-item>
        <text:list-item>
          <text:p text:style-name="P18">Limpias las columnas numéricas y haces <text:span text:style-name="T3">One-Hot Encoding</text:span> de los servicios (una columna para "Tiene_Piscina" con 1 o 0, otra para "Tiene_Aire_Acondicionado", etc.).</text:p>
        </text:list-item>
      </text:list>
      <text:p text:style-name="Text_20_body"><text:span text:style-name="T2">Fase 2: El Modelo Multimodal (La Arquitectura Estrella)</text:span> Aquí es donde aplicas lo que sabes de CNNs mezclado con redes normales. Tu IA va a tener <text:span text:style-name="T2">dos cerebros que se unen al final</text:span> (en Keras esto se hace con la API Funcional, es súper intuitivo):</text:p>
      <text:list text:style-name="L8">
        <text:list-item>
          <text:p text:style-name="P19"><text:span text:style-name="T2">Cerebro A (Visión Artificial - CNN):</text:span> Por aquí entra la foto del apartamento. La CNN (puedes usar MobileNetV2 preentrenada) extrae las "características visuales". Aprenderá por sí sola si el apartamento es luminoso, si los muebles son modernos de IKEA o si es lúgubre y viejo.</text:p>
        </text:list-item>
        <text:list-item>
          <text:p text:style-name="P19"><text:span text:style-name="T2">Cerebro B (Datos Tabulares - Red Densa):</text:span> Por aquí entran los números. Una red neuronal clásica analiza que tiene 2 habitaciones, está en el barrio "Centro" y tiene terraza.</text:p>
        </text:list-item>
        <text:list-item>
          <text:p text:style-name="P19"><text:span text:style-name="T2">La Fusión (Concatenación):</text:span> Keras une las deducciones del Cerebro A y el Cerebro B en una capa final que escupe un único número: <text:span text:style-name="T2">El precio óptimo por noche</text:span> o <text:span text:style-name="T2">La facturación mensual estimada</text:span>.</text:p>
        </text:list-item>
      </text:list>
      <text:p text:style-name="Text_20_body"><text:span text:style-name="T2">Fase 3: El Ángulo de Negocio (Tu ROI Calculator)</text:span> En tu exposición presentas la herramienta exacta que has ideado: <text:span text:style-name="T3">"Imagina que heredas un piso o quieres comprar uno para invertir. Antes de subirlo a ninguna plataforma, metes en mi IA los datos: Centro de Madrid, 1 habitación, sin ascensor, y le pasas la foto del salón que acabas de hacer con el móvil. La IA junta el valor de la localización con el atractivo visual de la foto y te dice: </text:span><text:span text:style-name="T7">Facturación estimada: 1.850€/mes</text:span><text:span text:style-name="T3">. Si te </text:span><text:soft-page-break/><text:span text:style-name="T3">gastas 2.000€ en reformar el salón y subes una foto nueva, la IA recalcula y te dice: </text:span><text:span text:style-name="T7">Facturación estimada: 2.300€/mes</text:span><text:span text:style-name="T3">. Con esto mides el ROI de tu reforma al instante"</text:span></text:p>
      <text:p text:style-name="Standard"/>
      <text:p text:style-name="Standard"/>
      <text:h text:style-name="Heading_20_2" text:outline-level="2">1. El Cerebro A (Imágenes): ¡No necesitas hacer Web Scraping!</text:h>
      <text:p text:style-name="Text_20_body">Aquí te vas a llevar una alegría inmensa. Has descargado el dataset de Inside Airbnb, ¿verdad? Si abres el archivo completo en Excel o Pandas y miras las columnas, verás que <text:span text:style-name="T2">ya existe una columna llamada </text:span><text:span text:style-name="Source_20_Text"><text:span text:style-name="T2">picture_url</text:span></text:span>.</text:p>
      <text:p text:style-name="Text_20_body">Airbnb ya te da el enlace directo a la foto principal de cada apartamento.</text:p>
      <text:list text:style-name="L9">
        <text:list-item>
          <text:p text:style-name="P20"><text:span text:style-name="T2">Cómo elaboramos el dataset:</text:span> No hay que programar ningún bot complejo. Haremos un script en Python de 15 líneas que coja tu dataset, lea la columna <text:span text:style-name="Source_20_Text">picture_url</text:span>, visite ese enlace y guarde la foto en una carpeta de tu ordenador llamándola con el <text:span text:style-name="Source_20_Text">id</text:span> del apartamento (ej. <text:span text:style-name="Source_20_Text">vivienda_12345.jpg</text:span>). Dejas el ordenador encendido un par de horas y te descarga las 9.000 fotos de Málaga.</text:p>
        </text:list-item>
        <text:list-item>
          <text:p text:style-name="P20"><text:span text:style-name="T2">¿Cómo aprende qué es bueno o malo?</text:span> ¡Esa es la magia del <text:span text:style-name="T3">Deep Learning</text:span>! No tienes que entrenar a la CNN por separado diciéndole "esto es bonito" o "esto es feo". La red se entrena de forma <text:span text:style-name="T2">End-to-End</text:span> (de principio a fin). Le pasas la foto y le pasas el precio final. La red, a base de ensayo y error, se dará cuenta por sí sola de que las fotos que tienen mucha luz natural y sofás modernos suelen coincidir con los apartamentos que facturan más.</text:p>
        </text:list-item>
      </text:list>
      <text:p text:style-name="Standard"/>
      <text:h text:style-name="P21" text:outline-level="2">2. El Cerebro B (Datos Tabulares) y el tema de las <text:span text:style-name="T6">Reviews</text:span></text:h>
      <text:p text:style-name="P22"><text:span text:style-name="T5">En el dataset que me has adjuntado (y en el grande), tienes columnas de oro puro: </text:span><text:span text:style-name="Source_20_Text"><text:span text:style-name="T5">accommodates</text:span></text:span><text:span text:style-name="T5"> (huéspedes), </text:span><text:span text:style-name="Source_20_Text"><text:span text:style-name="T5">bedrooms</text:span></text:span><text:span text:style-name="T5"> (habitaciones), </text:span><text:span text:style-name="Source_20_Text"><text:span text:style-name="T5">bathrooms</text:span></text:span><text:span text:style-name="T5">, </text:span><text:span text:style-name="Source_20_Text"><text:span text:style-name="T5">neighborhood_cleansed</text:span></text:span><text:span text:style-name="T5"> (barrio) y las coordenadas (latitud y longitud).</text:span></text:p>
      <text:list text:style-name="L10">
        <text:list-item>
          <text:p text:style-name="P23"><text:span text:style-name="T4">Sobre el archivo de las Reviews de 100MB:</text:span><text:span text:style-name="T5"> Mi consejo de oro para que te dé tiempo en un mes es que </text:span><text:span text:style-name="T4">lo ignores por ahora</text:span><text:span text:style-name="T5">. El Procesamiento de Lenguaje Natural (NLP) para leer los comentarios te va a complicar la vida muchísimo. En tu archivo principal (</text:span><text:span text:style-name="Source_20_Text"><text:span text:style-name="T5">listings</text:span></text:span><text:span text:style-name="T5">) ya tienes columnas como </text:span><text:span text:style-name="Source_20_Text"><text:span text:style-name="T5">review_scores_rating</text:span></text:span><text:span text:style-name="T5"> (la nota media) y </text:span><text:span text:style-name="Source_20_Text"><text:span text:style-name="T5">number_of_reviews</text:span></text:span><text:span text:style-name="T5">. Con meter esos números en tu Cerebro B es más que suficiente para que la IA sepa si el piso gusta o no a la gente.</text:span></text:p>
        </text:list-item>
      </text:list>
      <text:h text:style-name="P24" text:outline-level="2">3. La Fusión: ¿Cómo se unen los dos cerebros?</text:h>
      <text:p text:style-name="P22"><text:span text:style-name="T5">Esto es lo que te va a dar la Matrícula de Honor. En Keras, esto se hace utilizando la </text:span><text:span text:style-name="T4">API Funcional</text:span><text:span text:style-name="T5"> (en lugar del típico </text:span><text:span text:style-name="Source_20_Text"><text:span text:style-name="T5">Sequential</text:span></text:span><text:span text:style-name="T5"> que se suele enseñar al principio). Conceptualmente funciona así :</text:span></text:p>
      <text:list text:style-name="L11">
        <text:list-item>
          <text:p text:style-name="P25"><text:soft-page-break/><text:span text:style-name="T2">Rama A (CNN):</text:span> Entra la imagen (ej. $224 \times 224$ píxeles). Pasa por capas convolucionales y termina en una capa densa que resume la foto en un vector de, por ejemplo, 64 números.</text:p>
        </text:list-item>
        <text:list-item>
          <text:p text:style-name="P25"><text:span text:style-name="T2">Rama B (Tabular):</text:span> Entran tus datos del Excel (ej. 20 variables numéricas). Pasan por un par de capas ocultas y terminan en otro vector de, por ejemplo, 32 números.</text:p>
        </text:list-item>
        <text:list-item>
          <text:p text:style-name="P26"><text:span text:style-name="T4">La Fusión (Capa </text:span><text:span text:style-name="Source_20_Text"><text:span text:style-name="T4">Concatenate</text:span></text:span><text:span text:style-name="T4">):</text:span><text:span text:style-name="T5"> Keras coge los 64 números de la foto y los 32 números del Excel y los "pega" creando un único cable de 96 números.</text:span></text:p>
        </text:list-item>
        <text:list-item>
          <text:p text:style-name="P25"><text:span text:style-name="T2">La Predicción Final:</text:span> Esos 96 números combinados pasan por una última capa densa de <text:span text:style-name="T2">1 sola neurona</text:span> (con activación lineal) que escupe tu predicción final: el precio óptimo por noche.</text:p>
        </text:list-item>
      </text:list>
      <text:p text:style-name="P27"/>
      <text:p text:style-name="P27">------------------------------------------------------------------------------------------------------------------------</text:p>
      <text:p text:style-name="P27"/>
      <text:p text:style-name="P27">¡Dar el salto de un cuaderno de Jupyter suelto a un repositorio estructurado en GitHub es exactamente lo que te va a diferenciar de un estudiante estándar y te va a acercar a un perfil profesional!</text:p>
      <text:p text:style-name="Text_20_body">Los cuadernos Jupyter son maravillosos para explorar datos (EDA) y hacer pruebas rápidas, pero un proyecto de portfolio necesita una estructura un poco más robusta.</text:p>
      <text:p text:style-name="Text_20_body">Aquí tienes la pila tecnológica (Stack) y el flujo de trabajo exacto que te recomiendo para que este proyecto quede impecable en tu GitHub:</text:p>
      <text:h text:style-name="Heading_20_2" text:outline-level="2">1. El Entorno de Desarrollo (IDE)</text:h>
      <text:p text:style-name="Text_20_body">Olvídate de abrir Jupyter desde el navegador. Te recomiendo instalar <text:span text:style-name="T2">Visual Studio Code (VS Code)</text:span>.</text:p>
      <text:list text:style-name="L12">
        <text:list-item>
          <text:p text:style-name="P28"><text:span text:style-name="T2">Por qué:</text:span> Es el estándar de la industria. Te permite tener tus cuadernos Jupyter (<text:span text:style-name="Source_20_Text">.ipynb</text:span>) abiertos en una pestaña, tus scripts de Python (<text:span text:style-name="Source_20_Text">.py</text:span>) en otra, y la terminal integrada abajo para ejecutar los comandos de Git sin salir del programa.</text:p>
        </text:list-item>
        <text:list-item>
          <text:p text:style-name="P28"><text:span text:style-name="T2">Alternativa en la nube:</text:span> Si tu ordenador es muy poco potente y se asfixia al entrenar la red neuronal con las imágenes, puedes desarrollar el código en <text:span text:style-name="T2">Google Colab</text:span> (que te da GPU gratis) y luego descargar los archivos para subirlos a tu GitHub. Sin embargo, te animo a intentar hacerlo en local primero.</text:p>
        </text:list-item>
      </text:list>
      <text:h text:style-name="Heading_20_2" text:outline-level="2">2. Estructura Profesional del Repositorio</text:h>
      <text:p text:style-name="Text_20_body">Un buen proyecto de Data Science no es un solo archivo con todo el código mezclado. En tu ordenador (y luego en GitHub), deberías crear una carpeta llamada <text:span text:style-name="Source_20_Text">SmartHost-Analytics</text:span> con esta estructura exacta:</text:p>
      <text:list text:style-name="L13">
        <text:list-item>
          <text:p text:style-name="P29"><text:span text:style-name="Source_20_Text">data/</text:span> (Aquí guardarás tus CSVs y las fotos. <text:span text:style-name="T2">IMPORTANTE:</text:span> Esta carpeta no se sube a GitHub).</text:p>
        </text:list-item>
        <text:list-item>
          <text:p text:style-name="P29"><text:soft-page-break/><text:span text:style-name="Source_20_Text">notebooks/</text:span> (Aquí irán tus cuadernos Jupyter, por ejemplo: <text:span text:style-name="Source_20_Text">01_EDA_y_Limpieza.ipynb</text:span>, <text:span text:style-name="Source_20_Text">02_Pruebas_Modelo.ipynb</text:span>).</text:p>
        </text:list-item>
        <text:list-item>
          <text:p text:style-name="P29"><text:span text:style-name="Source_20_Text">src/</text:span> (Aquí irán scripts de Python limpios, por ejemplo, el script que te descargará las fotos automáticamente).</text:p>
        </text:list-item>
        <text:list-item>
          <text:p text:style-name="P29"><text:span text:style-name="Source_20_Text">app/</text:span> (Aquí irá el código de tu interfaz final para la exposición).</text:p>
        </text:list-item>
        <text:list-item>
          <text:p text:style-name="P29"><text:span text:style-name="Source_20_Text">.gitignore</text:span> (El archivo más crítico de todo el proyecto).</text:p>
        </text:list-item>
        <text:list-item>
          <text:p text:style-name="P29"><text:span text:style-name="Source_20_Text">requirements.txt</text:span> (Un archivo de texto con las librerías que has usado, para que otros puedan replicar tu entorno).</text:p>
        </text:list-item>
        <text:list-item>
          <text:p text:style-name="P29"><text:span text:style-name="Source_20_Text">README.md</text:span> (La portada de tu proyecto en GitHub donde explicarás qué hace tu IA).</text:p>
        </text:list-item>
      </text:list>
      <text:h text:style-name="Heading_20_2" text:outline-level="2">3. El Salvavidas de Git: El archivo <text:span text:style-name="Source_20_Text">.gitignore</text:span></text:h>
      <text:p text:style-name="Text_20_body"><text:span text:style-name="T2">Cuidado con esto:</text:span> GitHub tiene un límite estricto de tamaño de archivos (100 MB por archivo). Si intentas hacer un <text:span text:style-name="T3">commit</text:span> y subir el dataset gigante con las miles de imágenes o el CSV de las <text:span text:style-name="T3">reviews</text:span>, Git se bloqueará y te dará un error horrible muy difícil de arreglar para un principiante. Antes de hacer tu primer <text:span text:style-name="T3">commit</text:span>, debes crear un archivo llamado <text:span text:style-name="Source_20_Text">.gitignore</text:span> y escribir dentro el nombre de la carpeta de tus datos (ej. <text:span text:style-name="Source_20_Text">data/</text:span>). Así, Git guardará todo tu código, pero ignorará las imágenes y los CSVs pesados.</text:p>
      <text:h text:style-name="Heading_20_2" text:outline-level="2">4. Flujo de Trabajo Recomendado (Cuadernos vs Scripts)</text:h>
      <text:p text:style-name="Text_20_body">La mejor manera de trabajar es una metodología híbrida:</text:p>
      <text:list text:style-name="L14">
        <text:list-item>
          <text:p text:style-name="P30"><text:span text:style-name="T2">Fase de Exploración (Usa Jupyter):</text:span> Para limpiar el Excel, ver gráficas de los precios y entender qué columnas tienes. Jupyter es ideal porque ves los datos paso a paso.</text:p>
        </text:list-item>
        <text:list-item>
          <text:p text:style-name="P30"><text:span text:style-name="T2">Fase de Ejecución (Usa Scripts de Python </text:span><text:span text:style-name="Source_20_Text"><text:span text:style-name="T2">.py</text:span></text:span><text:span text:style-name="T2">):</text:span> El código para descargar 9.000 imágenes es mejor tenerlo en un script normal (<text:span text:style-name="Source_20_Text">descargar_imagenes.py</text:span>) y ejecutarlo desde la terminal.</text:p>
        </text:list-item>
        <text:list-item>
          <text:p text:style-name="P30"><text:span text:style-name="T2">Fase Final (Streamlit):</text:span> Para la exposición, usarás una librería llamada <text:span text:style-name="T2">Streamlit</text:span>. Te permite convertir tu modelo de IA en una página web interactiva con solo 20 líneas de código en un archivo <text:span text:style-name="Source_20_Text">.py</text:span>, sin saber nada de HTML o CSS.</text:p>
        </text:list-item>
      </text:list>
      <text:h text:style-name="Heading_20_2" text:outline-level="2">5. El "Stack" de Librerías de Python</text:h>
      <text:p text:style-name="Text_20_body">Crea un Entorno Virtual (<text:span text:style-name="Source_20_Text">venv</text:span> o <text:span text:style-name="Source_20_Text">conda</text:span>) en tu proyecto e instala solo lo necesario:</text:p>
      <text:list text:style-name="L15">
        <text:list-item>
          <text:p text:style-name="P31"><text:span text:style-name="Source_20_Text">pandas</text:span> y <text:span text:style-name="Source_20_Text">numpy</text:span> (Para ETL y limpieza).</text:p>
        </text:list-item>
        <text:list-item>
          <text:p text:style-name="P31"><text:span text:style-name="Source_20_Text">matplotlib</text:span> y <text:span text:style-name="Source_20_Text">seaborn</text:span> (Para las gráficas del EDA).</text:p>
        </text:list-item>
        <text:list-item>
          <text:p text:style-name="P31"><text:span text:style-name="Source_20_Text">scikit-learn</text:span> (Para normalizar datos y crear el Modelo 1 Tabular).</text:p>
        </text:list-item>
        <text:list-item>
          <text:p text:style-name="P31"><text:span text:style-name="Source_20_Text">tensorflow</text:span> o <text:span text:style-name="Source_20_Text">keras</text:span> (Para la Red Neuronal Multimodal y la CNN).</text:p>
        </text:list-item>
        <text:list-item>
          <text:p text:style-name="P31"><text:span text:style-name="Source_20_Text">requests</text:span> (Para descargar las fotos de las URLs).</text:p>
        </text:list-item>
        <text:list-item>
          <text:p text:style-name="P31"><text:soft-page-break/><text:span text:style-name="Source_20_Text">streamlit</text:span> (Para la interfaz visual final).</text:p>
        </text:list-item>
      </text:list>
      <text:p text:style-name="P27"/>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18T18:33:44.002000000</meta:creation-date>
    <dc:date>2026-03-19T11:40:35.286000000</dc:date>
    <meta:editing-duration>PT1H3M13S</meta:editing-duration>
    <meta:editing-cycles>2</meta:editing-cycles>
    <meta:generator>LibreOffice/24.8.0.3$Windows_X86_64 LibreOffice_project/0bdf1299c94fe897b119f97f3c613e9dca6be583</meta:generator>
    <meta:document-statistic meta:table-count="0" meta:image-count="0" meta:object-count="0" meta:page-count="7" meta:paragraph-count="96" meta:word-count="2325" meta:character-count="13893" meta:non-whitespace-character-count="11718"/>
  </office:meta>
</office:document-meta>
</file>